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ème 2 – Cette part de rêve que chacun porte en soi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Rêve</text:p>
          </table:table-cell>
          <table:table-cell table:style-name="Tableau1.B1" office:value-type="string">
            <text:p text:style-name="Table_20_Contents">Utopie</text:p>
          </table:table-cell>
        </table:table-row>
        <table:table-row>
          <table:table-cell table:style-name="Tableau1.A2" office:value-type="string">
            <text:p text:style-name="Table_20_Contents">Imaginaire</text:p>
          </table:table-cell>
          <table:table-cell table:style-name="Tableau1.B2" office:value-type="string">
            <text:p text:style-name="Table_20_Contents">Imaginaire</text:p>
          </table:table-cell>
        </table:table-row>
        <table:table-row>
          <table:table-cell table:style-name="Tableau1.A2" office:value-type="string">
            <text:p text:style-name="Table_20_Contents">Rétrospectif</text:p>
          </table:table-cell>
          <table:table-cell table:style-name="Tableau1.B2" office:value-type="string">
            <text:p text:style-name="Table_20_Contents">Prospectif</text:p>
          </table:table-cell>
        </table:table-row>
        <table:table-row>
          <table:table-cell table:style-name="Tableau1.A2" office:value-type="string">
            <text:p text:style-name="Table_20_Contents">RESVER (XV) : </text:p>
            <text:p text:style-name="Table_20_Contents"><text:s text:c="4"/>- Divaguer/vagabonder</text:p>
            <text:p text:style-name="Table_20_Contents"><text:s text:c="4"/>→ Maladie/fièvre</text:p>
            <text:p text:style-name="Table_20_Contents"><text:s text:c="4"/>→ Trouver une solution</text:p>
          </table:table-cell>
          <table:table-cell table:style-name="Tableau1.B2" office:value-type="string">
            <text:p text:style-name="Table_20_Contents">Utopie : lieu en dehors des « lieux »</text:p>
          </table:table-cell>
        </table:table-row>
      </table:table>
      <text:p text:style-name="Standard"/>
      <text:p text:style-name="Standard"/>
      <text:p text:style-name="Standard">Interview Pierre Pachet :</text:p>
      <text:p text:style-name="Standard">Rêve phénomène mental éternel</text:p>
      <text:p text:style-name="Standard">Rêve songe : activité nocturne inconscient/rêverie diurne</text:p>
      <text:p text:style-name="Standard">Nourri du passé</text:p>
      <text:p text:style-name="Standard">différent utopie/projet</text:p>
      <text:p text:style-name="Standard">rêve : dessaisissement</text:p>
      <text:p text:style-name="Standard">rêve prisonnier : rêve évasion + rêve liberté mais en sachant qu'il est emprisonné</text:p>
      <text:p text:style-name="Standard">Romantisme allemand : première littérature fantastique – capacité inventer des mondes (fantôme XIX littérature médiévale)</text:p>
      <text:p text:style-name="Standard">Spiritisme : esprit errant avec qui on peut entrer en communication</text:p>
      <text:p text:style-name="Standard"><text:tab/>→ danger croyance existence fantôme.</text:p>
      <text:p text:style-name="Standard"/>
      <text:p text:style-name="Standard">Comment un auteur peut traiter d'une question par un poème ?</text:p>
      <text:p text:style-name="Standard">P. Verlaine : Mon rêve familier</text:p>
      <text:p text:style-name="Standard">Sonnet, Alexandrin</text:p>
      <text:p text:style-name="Standard">Représentation instable du rêve</text:p>
      <text:p text:style-name="Standard">Image de la consolatrice</text:p>
      <text:p text:style-name="Standard">Poème doit être cristallisé (informations doivent être concentré pour être perceptible pour les autres)</text:p>
      <text:p text:style-name="Standard"/>
      <text:p text:style-name="Standard">G. de Nerval : El desdichado</text:p>
      <text:p text:style-name="Standard">rapport à l'histoire (Orphée, Lusignon, …)</text:p>
      <text:p text:style-name="Standard"/>
      <text:p text:style-name="Standard">Poésie du rêve a un grand rapport avec mythe Orphée </text:p>
      <text:p text:style-name="Standard"/>
      <text:p text:style-name="Standard">Fantasmagor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10:17:31.14</meta:creation-date>
    <dc:date>2013-11-27T11:51:50.32</dc:date>
    <meta:editing-duration>PT3H16M13S</meta:editing-duration>
    <meta:editing-cycles>4</meta:editing-cycles>
    <meta:generator>OpenOffice/4.0.0$Win32 OpenOffice.org_project/400m3$Build-9702</meta:generator>
    <meta:document-statistic meta:table-count="1" meta:image-count="0" meta:object-count="0" meta:page-count="1" meta:paragraph-count="32" meta:word-count="170" meta:character-count="1106"/>
  </office:meta>
</office:document-meta>
</file>